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abstract">
      <style:text-properties officeooo:paragraph-rsid="004568d1"/>
    </style:style>
    <style:style style:name="P42" style:family="paragraph" style:parent-style-name="SBC_3a_reference">
      <style:paragraph-properties fo:margin-left="0cm" fo:margin-right="0cm" fo:text-indent="0cm" style:auto-text-indent="false"/>
    </style:style>
    <style:style style:name="P43" style:family="paragraph" style:parent-style-name="SBC_3a_references">
      <style:paragraph-properties fo:break-before="page"/>
    </style:style>
    <style:style style:name="P44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5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6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7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49" style:family="paragraph" style:parent-style-name="SBC_3a_paragraph">
      <style:text-properties officeooo:rsid="00aebe24" officeooo:paragraph-rsid="00aebe24"/>
    </style:style>
    <style:style style:name="P50" style:family="paragraph" style:parent-style-name="SBC_3a_title" style:master-page-name="Standard">
      <style:paragraph-properties style:page-number="auto"/>
      <style:text-properties officeooo:rsid="00212e86"/>
    </style:style>
    <style:style style:name="P51" style:family="paragraph" style:parent-style-name="SBC_3a_title_3a_2">
      <style:text-properties officeooo:rsid="0070a791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70a791" officeooo:paragraph-rsid="0070f63e"/>
    </style:style>
    <style:style style:name="P55" style:family="paragraph" style:parent-style-name="SBC_3a_title_3a_1">
      <style:text-properties officeooo:rsid="006da235" officeooo:paragraph-rsid="006da235"/>
    </style:style>
    <style:style style:name="P56" style:family="paragraph" style:parent-style-name="SBC_3a_paragraph_3a_first">
      <style:text-properties officeooo:rsid="0058239e" officeooo:paragraph-rsid="0058239e"/>
    </style:style>
    <style:style style:name="P57" style:family="paragraph">
      <style:paragraph-properties fo:text-align="end"/>
    </style:style>
    <style:style style:name="P58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4dcf33"/>
    </style:style>
    <style:style style:name="T38" style:family="text">
      <style:text-properties officeooo:rsid="004dd79f"/>
    </style:style>
    <style:style style:name="T39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0" style:family="text">
      <style:text-properties officeooo:rsid="00594b6a"/>
    </style:style>
    <style:style style:name="T41" style:family="text">
      <style:text-properties officeooo:rsid="005aeeb5"/>
    </style:style>
    <style:style style:name="T42" style:family="text">
      <style:text-properties officeooo:rsid="005e2730"/>
    </style:style>
    <style:style style:name="T43" style:family="text">
      <style:text-properties officeooo:rsid="005f014b"/>
    </style:style>
    <style:style style:name="T4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8c858"/>
    </style:style>
    <style:style style:name="T50" style:family="text">
      <style:text-properties officeooo:rsid="0080b8a2"/>
    </style:style>
    <style:style style:name="T51" style:family="text">
      <style:text-properties fo:font-style="normal" officeooo:rsid="0080b8a2" style:font-style-asian="normal" style:font-style-complex="normal"/>
    </style:style>
    <style:style style:name="T52" style:family="text">
      <style:text-properties officeooo:rsid="00881bfd"/>
    </style:style>
    <style:style style:name="T53" style:family="text">
      <style:text-properties officeooo:rsid="0093a3c5"/>
    </style:style>
    <style:style style:name="T54" style:family="text">
      <style:text-properties officeooo:rsid="0096c9a9"/>
    </style:style>
    <style:style style:name="T55" style:family="text">
      <style:text-properties officeooo:rsid="0097d52c"/>
    </style:style>
    <style:style style:name="T56" style:family="text">
      <style:text-properties officeooo:rsid="00a28a61"/>
    </style:style>
    <style:style style:name="T57" style:family="text">
      <style:text-properties officeooo:rsid="00a6e948"/>
    </style:style>
    <style:style style:name="T58" style:family="text">
      <style:text-properties officeooo:rsid="00ab766f"/>
    </style:style>
    <style:style style:name="T59" style:family="text">
      <style:text-properties officeooo:rsid="00ac6cad"/>
    </style:style>
    <style:style style:name="T60" style:family="text">
      <style:text-properties officeooo:rsid="00ae7150"/>
    </style:style>
    <style:style style:name="T61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41"><text:span text:style-name="T3">Abstract.</text:span> This paper <text:span text:style-name="T34">has, as main focus,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3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3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0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3" text:outline-level="1">Material</text:h>
      <text:p text:style-name="P56">Para os testes realizados, utilizou-se imagens do LANDSAT 5 -TM adquiridas gratuitamente através do site oficial¹ <text:span text:style-name="T60">do satélite</text:span>. Para esse artigo, <text:span text:style-name="T42">especificamente,</text:span> foi <text:soft-page-break/>utilizada a imagem <text:span text:style-name="T57">de órbita 226, ponto 72 do dia 29/09/2011, região do interior de Mato Grosso – Brasil.</text:span></text:p>
      <text:p text:style-name="P49">As implementações foram feitas utilizando a linguagem de programação Python.</text:p>
      <text:h text:style-name="P54" text:outline-level="1">Metodologia e Resultados</text:h>
      <text:h text:style-name="P51" text:outline-level="2"><text:s/>Automatização S-SEBI</text:h>
      <text:p text:style-name="P12">No S-SEBI, uma das variáveis <text:span text:style-name="T38">cujo cálculo é </text:span>mais abstrat<text:span text:style-name="T38">o</text:span> é a fração evaporativa (Λ), que é dada pela seguinte fórmula, <text:span text:style-name="T50">segundo Gentine</text:span><text:span text:style-name="T7"> et al. </text:span><text:span text:style-name="T51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3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8" svg:width="2.991cm" svg:height="1.452cm" svg:x="9.947cm" svg:y="0.603cm"><draw:text-box><text:p text:style-name="P57"><text:span text:style-name="T61">Pontos de dispersão</text:span></text:p><text:p text:style-name="P57"><text:span text:style-name="T61">TH</text:span></text:p><text:p text:style-name="P57"><text:span text:style-name="T61">TLE</text:span></text:p></draw:text-box></draw:frame><draw:frame text:anchor-type="paragraph" draw:z-index="43" draw:style-name="gr2" draw:text-style-name="P60" svg:width="2.991cm" svg:height="1.006cm" draw:transform="rotate (1.56521127318851) translate (-0.456847222222222cm 3.30023611111111cm)"><draw:text-box><text:p text:style-name="P57"><text:span text:style-name="T62">Temperatura (K)</text:span></text:p></draw:text-box></draw:frame><draw:frame text:anchor-type="paragraph" draw:z-index="44" draw:style-name="gr2" draw:text-style-name="P59" svg:width="2.991cm" svg:height="1.172cm" svg:x="9.947cm" svg:y="0.603cm"><draw:text-box><text:p text:style-name="P57"><text:span text:style-name="T61">Pontos de dispersão</text:span></text:p><text:p text:style-name="P57"><text:span text:style-name="T61">TH</text:span></text:p><text:p text:style-name="P57"><text:span text:style-name="T61">TLE</text:span></text:p></draw:text-box></draw:frame><draw:frame text:anchor-type="paragraph" draw:z-index="45" draw:style-name="gr2" draw:text-style-name="P60" svg:width="3.599cm" svg:height="1.006cm" svg:x="10.343cm" svg:y="7.657cm"><draw:text-box><text:p text:style-name="P57"><text:span text:style-name="T62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><text:soft-page-break/></text:p>
      <text:p text:style-name="P14"><text:tab/>Na <text:span text:style-name="T3">Figura 1</text:span> as retas foram calculados através do método de exaustão, onde <text:span text:style-name="T18">a 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8628086354452520798" text:style-name="L14">
        <text:list-item>
          <text:p text:style-name="P44">Consider<text:span text:style-name="T19">a-se</text:span> <text:span text:style-name="T40">os pontos nos primeiros 20% dos dados (faixa A) e os pontos dos últimos 20% dos dados (faixa B);</text:span></text:p>
        </text:list-item>
        <text:list-item>
          <text:p text:style-name="P45">De cada faixa, pega-se os 20 <text:span text:style-name="T16">(vinte)</text:span> maiores e os 20 <text:span text:style-name="T16">(vinte)</text:span> menores valores de temperatura <text:span text:style-name="T41">e</text:span> <text:span text:style-name="T41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5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como sendo o valor do maior albedo na imagem</text:span>;</text:p>
        </text:list-item>
        <text:list-item>
          <text:p text:style-name="P45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45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81454994847022" text:continue-numbering="true" text:style-name="L14">
        <text:list-header>
          <text:p text:style-name="P45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5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5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><text:soft-page-break/></text:p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3"/>
      <text:p text:style-name="P25"><text:tab/></text:p>
      <text:p text:style-name="P25">Substituindo as equações (0<text:span text:style-name="T20">3</text:span>) e (<text:span text:style-name="T20">04</text:span>) em (0<text:span text:style-name="T20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2" draw:style-name="gr2" draw:text-style-name="P59" svg:width="2.991cm" svg:height="1.172cm" svg:x="10.079cm" svg:y="0.995cm"><draw:text-box><text:p text:style-name="P57"><text:span text:style-name="T61">Pontos de dispersão</text:span></text:p><text:p text:style-name="P57"><text:span text:style-name="T61">TH</text:span></text:p><text:p text:style-name="P57"><text:span text:style-name="T61">TLE</text:span></text:p></draw:text-box></draw:frame><draw:frame text:anchor-type="paragraph" draw:z-index="41" draw:style-name="gr2" draw:text-style-name="P60" svg:width="2.991cm" svg:height="1.006cm" draw:transform="rotate (1.56521127318851) translate (-0.589138888888889cm 3.61244444444444cm)"><draw:text-box><text:p text:style-name="P57"><text:span text:style-name="T62">Temperatura (K)</text:span></text:p></draw:text-box></draw:frame><draw:frame text:anchor-type="paragraph" draw:z-index="46" draw:style-name="gr2" draw:text-style-name="P60" svg:width="3.599cm" svg:height="1.006cm" svg:x="10.926cm" svg:y="8.154cm"><draw:text-box><text:p text:style-name="P57"><text:span text:style-name="T62">Albedo de Superfície</text:span></text:p></draw:text-box></draw:frame><text:span text:style-name="T44">Figura </text:span><text:span text:style-name="T45">2</text:span><text:span text:style-name="T44">- Representação esquemática do gráfico de dispersão de temperatura da </text:span></text:p>
      <text:p text:style-name="P33"><text:span text:style-name="T46">superfície e albedo (nível de </text:span><text:span text:style-name="T39">reflectância</text:span><text:span text:style-name="T46">) e as retas limite (Método </text:span><text:span text:style-name="T45">automatizado</text:span><text:span text:style-name="T46">).</text:span></text:p>
      <text:h text:style-name="SBC_3a_title_3a_2" text:outline-level="2">Automatização SSEB</text:h>
      <text:p text:style-name="P27">Já no algoritmo SSEB, a variável <text:span text:style-name="T37">de cálculo </text:span>abstrat<text:span text:style-name="T37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9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9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8">O cálculo da fração de evapotranspiração é dado pela seguinte expressão:</text:span></text:p>
      <text:p text:style-name="P28"/>
      <text:p text:style-name="P29"><text:soft-page-break/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4888230050356153832" text:style-name="L15">
        <text:list-item>
          <text:p text:style-name="P46">Armazena-se, da matriz d<text:span text:style-name="T59">o NDVI</text:span>, <text:s/><text:span text:style-name="T59">as posições correspondentes aos três maiores valores de NDVI (para o pixel frio) e aos três menores valores de NDVI (para o pixel quente);</text:span></text:p>
        </text:list-item>
        <text:list-item>
          <text:p text:style-name="P47">Feito isso, <text:span text:style-name="T59">encontra-se, em</text:span><text:span text:style-name="T59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9">, as temperaturas correspondentes às posições encontradas anteriormente;</text:span></text:p>
        </text:list-item>
        <text:list-item>
          <text:p text:style-name="P48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5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56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3">Refer<text:span text:style-name="T47">ências Bibliográficas</text:span></text:p>
      <text:p text:style-name="P5">GENTINE, P., ENTEKHABI, D., CHEHBOUNI, A., BOULET, G., DUCHEMIN, B. <text:span text:style-name="T52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3">Revista Brasileira de Agrometeorologia, v.16, p. 9 – 20.</text:span></text:p>
      <text:p text:style-name="P7">SANTOS, C. A. C., SILVA, B. B. (20<text:span text:style-name="T54">10</text:span>) “<text:span text:style-name="T55">Obtenção dos fluxos de energia à superfície </text:span></text:p>
      <text:p text:style-name="P7"><text:span text:style-name="T55"><text:tab/>utilizando o algoritmo S-SEBI</text:span>B.”, <text:span text:style-name="T53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7</meta:editing-cycles>
    <meta:editing-duration>PT9H17M43S</meta:editing-duration>
    <dc:date>2014-07-29T18:14:51.931336821</dc:date>
    <meta:document-statistic meta:table-count="0" meta:image-count="2" meta:object-count="50" meta:page-count="6" meta:paragraph-count="75" meta:word-count="1385" meta:character-count="8885" meta:non-whitespace-character-count="75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